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2" svg:font-family="'Liberation Sans'"/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9.022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72cm"/>
    </style:style>
    <style:style style:name="co5" style:family="table-column">
      <style:table-column-properties fo:break-before="auto" style:column-width="8.996cm"/>
    </style:style>
    <style:style style:name="co6" style:family="table-column">
      <style:table-column-properties fo:break-before="auto" style:column-width="15.79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4.396cm" fo:break-before="auto" style:use-optimal-row-height="true"/>
    </style:style>
    <style:style style:name="ro4" style:family="table-row">
      <style:table-row-properties style:row-height="3.605cm" fo:break-before="auto" style:use-optimal-row-height="true"/>
    </style:style>
    <style:style style:name="ro5" style:family="table-row">
      <style:table-row-properties style:row-height="4.791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-bottom="0.06pt solid #000000" fo:background-color="#c0c0c0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" style:family="table-cell" style:parent-style-name="Default" style:data-style-name="N0"/>
    <style:style style:name="ce14" style:family="table-cell" style:parent-style-name="Default">
      <style:table-cell-properties fo:border-bottom="0.06pt solid #000000" fo:background-color="#c0c0c0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5" style:family="table-cell" style:parent-style-name="Default" style:data-style-name="N108"/>
    <style:style style:name="ce16" style:family="table-cell" style:parent-style-name="Default" style:data-style-name="N108">
      <style:table-cell-properties fo:wrap-option="wrap" style:vertical-align="automatic"/>
    </style:style>
    <style:style style:name="ce17" style:family="table-cell" style:parent-style-name="Default" style:data-style-name="N107"/>
    <style:style style:name="ce7" style:family="table-cell" style:parent-style-name="Default" style:data-style-name="N0">
      <style:table-cell-properties fo:border-bottom="0.06pt solid #000000" fo:background-color="#c0c0c0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Liberation Sans2" fo:font-size="10pt" fo:font-weight="bold" style:font-name-asian="Liberation Sans2" style:font-size-asian="10pt" style:font-weight-asian="bold" style:font-name-complex="Liberation Sans2" style:font-size-complex="10pt" style:font-weight-complex="bold"/>
    </style:style>
    <style:style style:name="ce10" style:family="table-cell" style:parent-style-name="Default" style:data-style-name="N0"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ce19" style:family="table-cell" style:parent-style-name="Default" style:data-style-name="N0">
      <style:table-cell-properties fo:wrap-option="wrap" style:vertical-align="automatic"/>
      <style:text-properties style:font-name="Liberation Sans" fo:font-size="10pt" style:font-name-asian="Liberation Sans2" style:font-size-asian="10pt" style:font-name-complex="Liberation Sans2" style:font-size-complex="10pt"/>
    </style:style>
    <style:style style:name="ce21" style:family="table-cell" style:parent-style-name="Default" style:data-style-name="N0">
      <style:text-properties style:font-name="Liberation Sans" fo:font-size="10pt" style:font-name-asian="Liberation Sans2" style:font-size-asian="10pt" style:font-name-complex="Liberation Sans2" style:font-size-complex="10pt"/>
    </style:style>
    <style:style style:name="ce11" style:family="table-cell" style:parent-style-name="Default" style:data-style-name="N0">
      <style:table-cell-properties fo:wrap-option="wrap" style:vertical-align="automatic"/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ce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size="10pt" style:font-size-asian="10pt" style:font-size-complex="10pt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Liberation Sans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Liberation Sans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Notas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015" table:default-cell-style-name="ce1"/>
        <table:table-column table:style-name="co4" table:number-columns-repeated="2" table:default-cell-style-name="ce1"/>
        <table:table-row table:style-name="ro1">
          <table:table-cell table:style-name="ce2" office:value-type="string" calcext:value-type="string">
            <text:p>Matrícula</text:p>
          </table:table-cell>
          <table:table-cell table:style-name="ce2" office:value-type="string" calcext:value-type="string">
            <text:p>Nome</text:p>
          </table:table-cell>
          <table:table-cell table:style-name="ce14" office:value-type="string" calcext:value-type="string">
            <text:p>Prática 3.1a </text:p>
          </table:table-cell>
          <table:table-cell table:style-name="ce14" office:value-type="string" calcext:value-type="string">
            <text:p>Prática 3.1b </text:p>
          </table:table-cell>
          <table:table-cell table:style-name="ce14" office:value-type="string" calcext:value-type="string">
            <text:p>Prática 3.2a <text:s/></text:p>
          </table:table-cell>
          <table:table-cell table:style-name="ce14" office:value-type="string" calcext:value-type="string">
            <text:p>Prática 3.2b </text:p>
          </table:table-cell>
          <table:table-cell table:style-name="ce2" office:value-type="string" calcext:value-type="string">
            <text:p>Nota L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80036212</text:p>
          </table:table-cell>
          <table:table-cell table:style-name="ce3" office:value-type="string" calcext:value-type="string">
            <text:p>ANDRE LUCAS SOUZA DE CASTRO</text:p>
          </table:table-cell>
          <table:table-cell table:style-name="ce15" table:number-columns-repeated="4"/>
          <table:table-cell table:style-name="ce17" table:formula="of:=SUM([.C2:.F2])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200081801</text:p>
          </table:table-cell>
          <table:table-cell table:style-name="ce3" office:value-type="string" calcext:value-type="string">
            <text:p>BRENO MATEUS DOS SANTOS</text:p>
          </table:table-cell>
          <table:table-cell table:style-name="ce15" office:value-type="float" office:value="0.5" calcext:value-type="float">
            <text:p>0,5</text:p>
          </table:table-cell>
          <table:table-cell table:style-name="ce15" office:value-type="float" office:value="0.3" calcext:value-type="float">
            <text:p>0,3</text:p>
          </table:table-cell>
          <table:table-cell table:style-name="ce15" table:number-columns-repeated="2"/>
          <table:table-cell table:style-name="ce17" table:formula="of:=SUM([.C3:.F3])" office:value-type="float" office:value="0.8" calcext:value-type="float">
            <text:p>0,8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20180042917</text:p>
          </table:table-cell>
          <table:table-cell table:style-name="ce3" office:value-type="string" calcext:value-type="string">
            <text:p>BRUNO BEZERRA BASTOS</text:p>
          </table:table-cell>
          <table:table-cell table:style-name="ce15" office:value-type="float" office:value="0.5" calcext:value-type="float">
            <text:p>0,5</text:p>
          </table:table-cell>
          <table:table-cell table:style-name="ce16" office:value-type="float" office:value="0.5" calcext:value-type="float">
            <text:p>0,5</text:p>
          </table:table-cell>
          <table:table-cell table:style-name="ce15" table:number-columns-repeated="2"/>
          <table:table-cell table:style-name="ce17" table:formula="of:=SUM([.C4:.F4])" office:value-type="float" office:value="1" calcext:value-type="float">
            <text:p>1,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90108709</text:p>
          </table:table-cell>
          <table:table-cell table:style-name="ce3" office:value-type="string" calcext:value-type="string">
            <text:p>CARLOS ARTHUR RODRIGUES DA SILVA</text:p>
          </table:table-cell>
          <table:table-cell table:style-name="ce15" table:number-columns-repeated="4"/>
          <table:table-cell table:style-name="ce17" table:formula="of:=SUM([.C5:.F5])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80002288</text:p>
          </table:table-cell>
          <table:table-cell table:style-name="ce3" office:value-type="string" calcext:value-type="string">
            <text:p>DANIELA VANESSA DA SILVA CHAVES SANTOS</text:p>
          </table:table-cell>
          <table:table-cell table:style-name="ce15" table:number-columns-repeated="4"/>
          <table:table-cell table:style-name="ce17" table:formula="of:=SUM([.C6:.F6])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90070951</text:p>
          </table:table-cell>
          <table:table-cell table:style-name="ce3" office:value-type="string" calcext:value-type="string">
            <text:p>FLÁVIO JOSÉ NUNES DE SOUZA</text:p>
          </table:table-cell>
          <table:table-cell table:style-name="ce15" office:value-type="float" office:value="0.2" calcext:value-type="float">
            <text:p>0,2</text:p>
          </table:table-cell>
          <table:table-cell table:style-name="ce15" table:number-columns-repeated="3"/>
          <table:table-cell table:style-name="ce17" table:formula="of:=SUM([.C7:.F7])" office:value-type="float" office:value="0.2" calcext:value-type="float">
            <text:p>0,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6010413</text:p>
          </table:table-cell>
          <table:table-cell table:style-name="ce3" office:value-type="string" calcext:value-type="string">
            <text:p>HARIAN JUDSON FEITOSA SILVA</text:p>
          </table:table-cell>
          <table:table-cell table:style-name="ce15" table:number-columns-repeated="4"/>
          <table:table-cell table:style-name="ce17" table:formula="of:=SUM([.C8:.F8])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4022774</text:p>
          </table:table-cell>
          <table:table-cell table:style-name="ce3" office:value-type="string" calcext:value-type="string">
            <text:p>HÉRMANE WEGELIS BARBOSA DA COSTA</text:p>
          </table:table-cell>
          <table:table-cell table:style-name="ce15" office:value-type="float" office:value="0.3" calcext:value-type="float">
            <text:p>0,3</text:p>
          </table:table-cell>
          <table:table-cell table:style-name="ce15" office:value-type="float" office:value="0" calcext:value-type="float">
            <text:p>0,0</text:p>
          </table:table-cell>
          <table:table-cell table:style-name="ce15" table:number-columns-repeated="2"/>
          <table:table-cell table:style-name="ce17" table:formula="of:=SUM([.C9:.F9])" office:value-type="float" office:value="0.3" calcext:value-type="float">
            <text:p>0,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60143378</text:p>
          </table:table-cell>
          <table:table-cell table:style-name="ce3" office:value-type="string" calcext:value-type="string">
            <text:p>JEOVA HENRIQUE LINHARES</text:p>
          </table:table-cell>
          <table:table-cell table:style-name="ce15" table:number-columns-repeated="4"/>
          <table:table-cell table:style-name="ce17" table:formula="of:=SUM([.C10:.F10])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80105801</text:p>
          </table:table-cell>
          <table:table-cell table:style-name="ce3" office:value-type="string" calcext:value-type="string">
            <text:p>JOAO VICTOR MOURA MONTEIRO MADRUGA</text:p>
          </table:table-cell>
          <table:table-cell table:style-name="ce15" office:value-type="float" office:value="0.5" calcext:value-type="float">
            <text:p>0,5</text:p>
          </table:table-cell>
          <table:table-cell table:style-name="ce15" office:value-type="float" office:value="0.3" calcext:value-type="float">
            <text:p>0,3</text:p>
          </table:table-cell>
          <table:table-cell table:style-name="ce15" table:number-columns-repeated="2"/>
          <table:table-cell table:style-name="ce17" table:formula="of:=SUM([.C11:.F11])" office:value-type="float" office:value="0.8" calcext:value-type="float">
            <text:p>0,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90075715</text:p>
          </table:table-cell>
          <table:table-cell table:style-name="ce3" office:value-type="string" calcext:value-type="string">
            <text:p>JOSE FELIX RODRIGUES ANSELMO</text:p>
          </table:table-cell>
          <table:table-cell table:style-name="ce15" office:value-type="float" office:value="0.2" calcext:value-type="float">
            <text:p>0,2</text:p>
          </table:table-cell>
          <table:table-cell table:style-name="ce15" office:value-type="float" office:value="0.3" calcext:value-type="float">
            <text:p>0,3</text:p>
          </table:table-cell>
          <table:table-cell table:style-name="ce15" table:number-columns-repeated="2"/>
          <table:table-cell table:style-name="ce17" table:formula="of:=SUM([.C12:.F12])" office:value-type="float" office:value="0.5" calcext:value-type="float">
            <text:p>0,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80108966</text:p>
          </table:table-cell>
          <table:table-cell table:style-name="ce3" office:value-type="string" calcext:value-type="string">
            <text:p>JOSÉ ÍKARO SANTOS FERNANDES</text:p>
          </table:table-cell>
          <table:table-cell table:style-name="ce15" table:number-columns-repeated="4"/>
          <table:table-cell table:style-name="ce17" table:formula="of:=SUM([.C13:.F13])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90072651</text:p>
          </table:table-cell>
          <table:table-cell table:style-name="ce3" office:value-type="string" calcext:value-type="string">
            <text:p>JOSÉ RIBEIRO ALECRIM FILHO</text:p>
          </table:table-cell>
          <table:table-cell table:number-columns-repeated="2" table:style-name="ce15" office:value-type="float" office:value="0.5" calcext:value-type="float">
            <text:p>0,5</text:p>
          </table:table-cell>
          <table:table-cell table:style-name="ce15" table:number-columns-repeated="2"/>
          <table:table-cell table:style-name="ce17" table:formula="of:=SUM([.C14:.F14])" office:value-type="float" office:value="1" calcext:value-type="float">
            <text:p>1,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90077658</text:p>
          </table:table-cell>
          <table:table-cell table:style-name="ce3" office:value-type="string" calcext:value-type="string">
            <text:p>JÚLIA EDUARDA COSTA DOS ANJOS</text:p>
          </table:table-cell>
          <table:table-cell table:style-name="ce15" table:number-columns-repeated="4"/>
          <table:table-cell table:style-name="ce17" table:formula="of:=SUM([.C15:.F15])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70114880</text:p>
          </table:table-cell>
          <table:table-cell table:style-name="ce3" office:value-type="string" calcext:value-type="string">
            <text:p>LUCAS RODRIGO DE CARVALHO LIRA</text:p>
          </table:table-cell>
          <table:table-cell table:number-columns-repeated="2" table:style-name="ce15" office:value-type="float" office:value="0" calcext:value-type="float">
            <text:p>0,0</text:p>
          </table:table-cell>
          <table:table-cell table:style-name="ce15" table:number-columns-repeated="2"/>
          <table:table-cell table:style-name="ce17" table:formula="of:=SUM([.C16:.F16])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70117845</text:p>
          </table:table-cell>
          <table:table-cell table:style-name="ce3" office:value-type="string" calcext:value-type="string">
            <text:p>MARCOS VINICIUS DE LIMA MIRANDA</text:p>
          </table:table-cell>
          <table:table-cell table:style-name="ce15" table:number-columns-repeated="4"/>
          <table:table-cell table:style-name="ce17" table:formula="of:=SUM([.C17:.F17])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5016815</text:p>
          </table:table-cell>
          <table:table-cell table:style-name="ce3" office:value-type="string" calcext:value-type="string">
            <text:p>MICHEL RODRIGO NUNES ARRUDA</text:p>
          </table:table-cell>
          <table:table-cell table:style-name="ce15" office:value-type="float" office:value="0.5" calcext:value-type="float">
            <text:p>0,5</text:p>
          </table:table-cell>
          <table:table-cell table:style-name="ce15" table:number-columns-repeated="3"/>
          <table:table-cell table:style-name="ce17" table:formula="of:=SUM([.C18:.F18])" office:value-type="float" office:value="0.5" calcext:value-type="float">
            <text:p>0,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70148930</text:p>
          </table:table-cell>
          <table:table-cell table:style-name="ce3" office:value-type="string" calcext:value-type="string">
            <text:p>MICHELLE SOUSA CORDEIRO</text:p>
          </table:table-cell>
          <table:table-cell table:number-columns-repeated="2" table:style-name="ce15" office:value-type="float" office:value="0.5" calcext:value-type="float">
            <text:p>0,5</text:p>
          </table:table-cell>
          <table:table-cell table:style-name="ce15" table:number-columns-repeated="2"/>
          <table:table-cell table:style-name="ce17" table:formula="of:=SUM([.C19:.F19])" office:value-type="float" office:value="1" calcext:value-type="float">
            <text:p>1,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70116768</text:p>
          </table:table-cell>
          <table:table-cell table:style-name="ce3" office:value-type="string" calcext:value-type="string">
            <text:p>MYLENA VIVIANE DE OLIVEIRA ARAUJO</text:p>
          </table:table-cell>
          <table:table-cell table:style-name="ce15" office:value-type="float" office:value="0.5" calcext:value-type="float">
            <text:p>0,5</text:p>
          </table:table-cell>
          <table:table-cell table:style-name="ce15" office:value-type="float" office:value="0.3" calcext:value-type="float">
            <text:p>0,3</text:p>
          </table:table-cell>
          <table:table-cell table:style-name="ce15" table:number-columns-repeated="2"/>
          <table:table-cell table:style-name="ce17" table:formula="of:=SUM([.C20:.F20])" office:value-type="float" office:value="0.8" calcext:value-type="float">
            <text:p>0,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60153599</text:p>
          </table:table-cell>
          <table:table-cell table:style-name="ce3" office:value-type="string" calcext:value-type="string">
            <text:p>NATA JOHNATAN DANILO RELVA BRITO</text:p>
          </table:table-cell>
          <table:table-cell table:style-name="ce15" table:number-columns-repeated="4"/>
          <table:table-cell table:style-name="ce17" table:formula="of:=SUM([.C21:.F21])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70043492</text:p>
          </table:table-cell>
          <table:table-cell table:style-name="ce3" office:value-type="string" calcext:value-type="string">
            <text:p>PAULO VICTOR RIBEIRO DE FREITAS DAMASCENO</text:p>
          </table:table-cell>
          <table:table-cell table:style-name="ce15" office:value-type="float" office:value="0.5" calcext:value-type="float">
            <text:p>0,5</text:p>
          </table:table-cell>
          <table:table-cell table:style-name="ce15" table:number-columns-repeated="3"/>
          <table:table-cell table:style-name="ce17" table:formula="of:=SUM([.C22:.F22])" office:value-type="float" office:value="0.5" calcext:value-type="float">
            <text:p>0,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200077620</text:p>
          </table:table-cell>
          <table:table-cell table:style-name="ce3" office:value-type="string" calcext:value-type="string">
            <text:p>PEDRO PAULO COSTA GUIMARÃES</text:p>
          </table:table-cell>
          <table:table-cell table:style-name="ce15" table:number-columns-repeated="4"/>
          <table:table-cell table:style-name="ce17" table:formula="of:=SUM([.C23:.F23])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50139498</text:p>
          </table:table-cell>
          <table:table-cell table:style-name="ce3" office:value-type="string" calcext:value-type="string">
            <text:p>SAMANTHA COSTA</text:p>
          </table:table-cell>
          <table:table-cell table:number-columns-repeated="2" table:style-name="ce15" office:value-type="float" office:value="0" calcext:value-type="float">
            <text:p>0,0</text:p>
          </table:table-cell>
          <table:table-cell table:style-name="ce15" table:number-columns-repeated="2"/>
          <table:table-cell table:style-name="ce17" table:formula="of:=SUM([.C24:.F24])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200074164</text:p>
          </table:table-cell>
          <table:table-cell table:style-name="ce3" office:value-type="string" calcext:value-type="string">
            <text:p>VINICIUS BITTENCOURT DOS SANTOS PAGANO</text:p>
          </table:table-cell>
          <table:table-cell table:style-name="ce15" office:value-type="float" office:value="0.5" calcext:value-type="float">
            <text:p>0,5</text:p>
          </table:table-cell>
          <table:table-cell table:style-name="ce15" office:value-type="float" office:value="0.3" calcext:value-type="float">
            <text:p>0,3</text:p>
          </table:table-cell>
          <table:table-cell table:style-name="ce15" table:number-columns-repeated="2"/>
          <table:table-cell table:style-name="ce17" table:formula="of:=SUM([.C25:.F25])" office:value-type="float" office:value="0.8" calcext:value-type="float">
            <text:p>0,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70139575</text:p>
          </table:table-cell>
          <table:table-cell table:style-name="ce3" office:value-type="string" calcext:value-type="string">
            <text:p>WENDELL ELOI DA SILVA</text:p>
          </table:table-cell>
          <table:table-cell table:style-name="ce15" table:number-columns-repeated="4"/>
          <table:table-cell table:style-name="ce17" table:formula="of:=SUM([.C26:.F26])" office:value-type="float" office:value="0" calcext:value-type="float">
            <text:p>0,0</text:p>
          </table:table-cell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reções" table:style-name="ta1">
        <table:table-column table:style-name="co5" table:default-cell-style-name="ce10"/>
        <table:table-column table:style-name="co6" table:default-cell-style-name="ce10"/>
        <table:table-column table:style-name="co3" table:number-columns-repeated="1021" table:default-cell-style-name="ce1"/>
        <table:table-column table:style-name="co4" table:default-cell-style-name="ce1"/>
        <table:table-row table:style-name="ro1">
          <table:table-cell table:style-name="ce7" office:value-type="string" calcext:value-type="string">
            <text:p>Nome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3" office:value-type="string" calcext:value-type="string">
            <text:p>ANDRE LUCAS SOUZA DE CASTRO</text:p>
          </table:table-cell>
          <table:table-cell table:style-name="ce1"/>
          <table:table-cell table:number-columns-repeated="1022"/>
        </table:table-row>
        <table:table-row table:style-name="ro3">
          <table:table-cell table:style-name="ce3" office:value-type="string" calcext:value-type="string">
            <text:p>BRENO MATEUS DOS SANTOS</text:p>
          </table:table-cell>
          <table:table-cell table:style-name="ce19" office:value-type="string" calcext:value-type="string">
            <text:p><text:span text:style-name="T1">- LeitorLivros – processa: ok</text:span></text:p>
            <text:p><text:span text:style-name="T1">- Adicionar apenas livros corretos: não funciona</text:span></text:p>
            <text:p><text:span text:style-name="T1">- Classes de exceções: ok</text:span></text:p>
            <text:p><text:span text:style-name="T1">- Bloco main (tratamento): ok</text:span></text:p>
            <text:p><text:span text:style-name="T1">- Pelo menos duas exceções abaixo lançadas: ok</text:span></text:p>
            <text:p><text:span text:style-name="T1">.Exc – livro sem título:</text:span></text:p>
            <text:p><text:span text:style-name="T1">.Exc – ano do livro:</text:span></text:p>
            <text:p><text:span text:style-name="T1">.Exc – ISBN do livro:</text:span></text:p>
            <text:p><text:span text:style-name="T1">.Exc – cadastro de livro:</text:span></text:p>
            <text:p><text:span text:style-name="T1">.Exc – ISBN duplicado:</text:span></text:p>
            <text:p><text:span text:style-name="T1">-Exc – livro duplicado na biblioteca:</text:span>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BRUNO BEZERRA BASTOS</text:p>
          </table:table-cell>
          <table:table-cell table:style-name="ce19" office:value-type="string" calcext:value-type="string">
            <text:p><text:span text:style-name="T1">- LeitorLivros – processa: ok</text:span></text:p>
            <text:p><text:span text:style-name="T1">- Adicionar apenas livros corretos: ok</text:span></text:p>
            <text:p><text:span text:style-name="T1">- Classes de exceções: ok</text:span></text:p>
            <text:p><text:span text:style-name="T1">- Bloco main (tratamento): ok</text:span></text:p>
            <text:p><text:span text:style-name="T1">- Pelo menos duas exceções abaixo lançadas: ok</text:span></text:p>
            <text:p><text:span text:style-name="T1">.Exc – livro sem título:</text:span></text:p>
            <text:p><text:span text:style-name="T1">.Exc – ano do livro:</text:span></text:p>
            <text:p><text:span text:style-name="T1">.Exc – ISBN do livro:</text:span></text:p>
            <text:p><text:span text:style-name="T1">.Exc – cadastro de livro:</text:span></text:p>
            <text:p><text:span text:style-name="T1">.Exc – ISBN duplicado:</text:span></text:p>
            <text:p><text:span text:style-name="T1">-Exc – livro duplicado na biblioteca: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RLOS ARTHUR RODRIGUES DA SILVA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3" office:value-type="string" calcext:value-type="string">
            <text:p>DANIELA VANESSA DA SILVA CHAVES SANTOS</text:p>
          </table:table-cell>
          <table:table-cell table:style-name="ce11"/>
          <table:table-cell table:number-columns-repeated="1022"/>
        </table:table-row>
        <table:table-row table:style-name="ro4">
          <table:table-cell table:style-name="ce3" office:value-type="string" calcext:value-type="string">
            <text:p>FLÁVIO JOSÉ NUNES DE SOUZA</text:p>
          </table:table-cell>
          <table:table-cell table:style-name="ce19" office:value-type="string" calcext:value-type="string">
            <text:p><text:span text:style-name="T1">- Classes de exceções: não implementado</text:span></text:p>
            <text:p><text:span text:style-name="T1">- Bloco main (tratamento): não implementado</text:span></text:p>
            <text:p><text:span text:style-name="T1">- Pelo menos duas exceções abaixo lançadas: ok</text:span></text:p>
            <text:p><text:span text:style-name="T1">.Exc – livro sem título:</text:span></text:p>
            <text:p><text:span text:style-name="T1">.Exc – ano do livro:</text:span></text:p>
            <text:p><text:span text:style-name="T1">.Exc – ISBN do livro:</text:span></text:p>
            <text:p><text:span text:style-name="T1">.Exc – cadastro de livro:</text:span></text:p>
            <text:p><text:span text:style-name="T1">.Exc – ISBN duplicado:</text:span></text:p>
            <text:p><text:span text:style-name="T1">-Exc – livro duplicado na biblioteca: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ARIAN JUDSON FEITOSA SILVA</text:p>
          </table:table-cell>
          <table:table-cell table:style-name="ce11"/>
          <table:table-cell table:number-columns-repeated="1022"/>
        </table:table-row>
        <table:table-row table:style-name="ro3">
          <table:table-cell table:style-name="ce3" office:value-type="string" calcext:value-type="string">
            <text:p>HÉRMANE WEGELIS BARBOSA DA COSTA</text:p>
          </table:table-cell>
          <table:table-cell table:style-name="ce19" office:value-type="string" calcext:value-type="string">
            <text:p><text:span text:style-name="T2">- LeitorLivros – processa: erro de implementação</text:span></text:p>
            <text:p><text:span text:style-name="T2">- Adicionar apenas livros corretos: não funciona</text:span></text:p>
            <text:p><text:span text:style-name="T2">- Classes de exceções: apenas uma classse</text:span></text:p>
            <text:p><text:span text:style-name="T2">- Bloco main (tratamento): não implementado</text:span></text:p>
            <text:p><text:span text:style-name="T2">- Pelo menos duas exceções abaixo lançadas: ok</text:span></text:p>
            <text:p><text:span text:style-name="T2">.Exc – livro sem título:</text:span></text:p>
            <text:p><text:span text:style-name="T2">.Exc – ano do livro:</text:span></text:p>
            <text:p><text:span text:style-name="T2">.Exc – ISBN do livro:</text:span></text:p>
            <text:p><text:span text:style-name="T2">.Exc – cadastro de livro:</text:span></text:p>
            <text:p><text:span text:style-name="T2">.Exc – ISBN duplicado:</text:span></text:p>
            <text:p><text:span text:style-name="T2">-Exc – livro duplicado na biblioteca: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JEOVA HENRIQUE LINHARES</text:p>
          </table:table-cell>
          <table:table-cell table:style-name="ce11"/>
          <table:table-cell table:number-columns-repeated="1022"/>
        </table:table-row>
        <table:table-row table:style-name="ro3">
          <table:table-cell table:style-name="ce3" office:value-type="string" calcext:value-type="string">
            <text:p>JOAO VICTOR MOURA MONTEIRO MADRUGA</text:p>
          </table:table-cell>
          <table:table-cell table:style-name="ce19" office:value-type="string" calcext:value-type="string">
            <text:p><text:span text:style-name="T1">- LeitorLivros – processa: ok</text:span></text:p>
            <text:p><text:span text:style-name="T1">- Adicionar apenas livros corretos: não funciona</text:span></text:p>
            <text:p><text:span text:style-name="T1">- Classes de exceções: ok</text:span></text:p>
            <text:p><text:span text:style-name="T1">- Bloco main (tratamento): ok</text:span></text:p>
            <text:p><text:span text:style-name="T1">- Pelo menos duas exceções abaixo lançadas: ok</text:span></text:p>
            <text:p><text:span text:style-name="T1">.Exc – livro sem título:</text:span></text:p>
            <text:p><text:span text:style-name="T1">.Exc – ano do livro:</text:span></text:p>
            <text:p><text:span text:style-name="T1">.Exc – ISBN do livro:</text:span></text:p>
            <text:p><text:span text:style-name="T1">.Exc – cadastro de livro:</text:span></text:p>
            <text:p><text:span text:style-name="T1">.Exc – ISBN duplicado:</text:span></text:p>
            <text:p><text:span text:style-name="T1">-Exc – livro duplicado na biblioteca:</text:span>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JOSE FELIX RODRIGUES ANSELMO</text:p>
          </table:table-cell>
          <table:table-cell table:style-name="ce19" office:value-type="string" calcext:value-type="string">
            <text:p><text:span text:style-name="T1">- LeitorLivros – processa: ok</text:span></text:p>
            <text:p><text:span text:style-name="T1">- Adicionar apenas livros corretos: tratamento deve ser ir para o próximo livro</text:span></text:p>
            <text:p><text:span text:style-name="T1">- Classes de exceções: não implementado</text:span></text:p>
            <text:p><text:span text:style-name="T1">- Bloco main (tratamento): deve pedir dados ao usuário</text:span></text:p>
            <text:p><text:span text:style-name="T1">- Pelo menos duas exceções abaixo lançadas: ok</text:span></text:p>
            <text:p><text:span text:style-name="T1">.Exc – livro sem título:</text:span></text:p>
            <text:p><text:span text:style-name="T1">.Exc – ano do livro:</text:span></text:p>
            <text:p><text:span text:style-name="T1">.Exc – ISBN do livro:</text:span></text:p>
            <text:p><text:span text:style-name="T1">.Exc – cadastro de livro:</text:span></text:p>
            <text:p><text:span text:style-name="T1">.Exc – ISBN duplicado:</text:span></text:p>
            <text:p><text:span text:style-name="T1">-Exc – livro duplicado na biblioteca: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JOSÉ ÍKARO SANTOS FERNANDES</text:p>
          </table:table-cell>
          <table:table-cell table:style-name="ce11"/>
          <table:table-cell table:number-columns-repeated="1022"/>
        </table:table-row>
        <table:table-row table:style-name="ro5">
          <table:table-cell table:style-name="ce3" office:value-type="string" calcext:value-type="string">
            <text:p>JOSÉ RIBEIRO ALECRIM FILHO</text:p>
          </table:table-cell>
          <table:table-cell table:style-name="ce19" office:value-type="string" calcext:value-type="string">
            <text:p><text:span text:style-name="T1">→ Dica: insira todas as classes de exceções um único arquivo</text:span></text:p>
            <text:p><text:span text:style-name="T1">- LeitorLivros – processa: ok</text:span></text:p>
            <text:p><text:span text:style-name="T1">- Adicionar apenas livros corretos: ok</text:span></text:p>
            <text:p><text:span text:style-name="T1">- Classes de exceções: ok</text:span></text:p>
            <text:p><text:span text:style-name="T1">- Bloco main (tratamento): ok</text:span></text:p>
            <text:p><text:span text:style-name="T1">- Pelo menos duas exceções abaixo lançadas: ok</text:span></text:p>
            <text:p><text:span text:style-name="T1">.Exc – livro sem título:</text:span></text:p>
            <text:p><text:span text:style-name="T1">.Exc – ano do livro:</text:span></text:p>
            <text:p><text:span text:style-name="T1">.Exc – ISBN do livro:</text:span></text:p>
            <text:p><text:span text:style-name="T1">.Exc – cadastro de livro:</text:span></text:p>
            <text:p><text:span text:style-name="T1">.Exc – ISBN duplicado:</text:span></text:p>
            <text:p><text:span text:style-name="T1">-Exc – livro duplicado na biblioteca: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JÚLIA EDUARDA COSTA DOS ANJOS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3" office:value-type="string" calcext:value-type="string">
            <text:p>LUCAS RODRIGO DE CARVALHO LIRA</text:p>
          </table:table-cell>
          <table:table-cell table:style-name="ce19" office:value-type="string" calcext:value-type="string">
            <text:p>Programa igual ao de Samantha Cost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ARCOS VINICIUS DE LIMA MIRANDA</text:p>
          </table:table-cell>
          <table:table-cell table:style-name="ce11"/>
          <table:table-cell table:number-columns-repeated="1022"/>
        </table:table-row>
        <table:table-row table:style-name="ro4">
          <table:table-cell table:style-name="ce3" office:value-type="string" calcext:value-type="string">
            <text:p>MICHEL RODRIGO NUNES ARRUDA</text:p>
          </table:table-cell>
          <table:table-cell table:style-name="ce19" office:value-type="string" calcext:value-type="string">
            <text:p><text:span text:style-name="T2">- Classes de exceções: ok</text:span></text:p>
            <text:p><text:span text:style-name="T2">- Bloco main (tratamento): ok</text:span></text:p>
            <text:p><text:span text:style-name="T2">- Pelo menos duas exceções abaixo lançadas: ok</text:span></text:p>
            <text:p><text:span text:style-name="T2">.Exc – livro sem título:</text:span></text:p>
            <text:p><text:span text:style-name="T2">.Exc – ano do livro:</text:span></text:p>
            <text:p><text:span text:style-name="T2">.Exc – ISBN do livro:</text:span></text:p>
            <text:p><text:span text:style-name="T2">.Exc – cadastro de livro:</text:span></text:p>
            <text:p><text:span text:style-name="T2">.Exc – ISBN duplicado:</text:span></text:p>
            <text:p><text:span text:style-name="T2">-Exc – livro duplicado na biblioteca:</text:span>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MICHELLE SOUSA CORDEIRO</text:p>
          </table:table-cell>
          <table:table-cell table:style-name="ce19" office:value-type="string" calcext:value-type="string">
            <text:p><text:span text:style-name="T1">- LeitorLivros – processa: ok</text:span></text:p>
            <text:p><text:span text:style-name="T1">- Adicionar apenas livros corretos: ok</text:span></text:p>
            <text:p><text:span text:style-name="T1">- Classes de exceções: ok</text:span></text:p>
            <text:p><text:span text:style-name="T1">- Bloco main (tratamento): ok</text:span></text:p>
            <text:p><text:span text:style-name="T1">- Pelo menos duas exceções abaixo lançadas: ok</text:span></text:p>
            <text:p><text:span text:style-name="T1">.Exc – livro sem título:</text:span></text:p>
            <text:p><text:span text:style-name="T1">.Exc – ano do livro:</text:span></text:p>
            <text:p><text:span text:style-name="T1">.Exc – ISBN do livro:</text:span></text:p>
            <text:p><text:span text:style-name="T1">.Exc – cadastro de livro:</text:span></text:p>
            <text:p><text:span text:style-name="T1">.Exc – ISBN duplicado:</text:span></text:p>
            <text:p><text:span text:style-name="T1">-Exc – livro duplicado na biblioteca:</text:span>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MYLENA VIVIANE DE OLIVEIRA ARAUJO</text:p>
          </table:table-cell>
          <table:table-cell table:style-name="ce19" office:value-type="string" calcext:value-type="string">
            <text:p><text:span text:style-name="T1">- LeitorLivros – processa: ok</text:span></text:p>
            <text:p><text:span text:style-name="T1">- Adicionar apenas livros corretos: não funciona</text:span></text:p>
            <text:p><text:span text:style-name="T1">- Classes de exceções: ok</text:span></text:p>
            <text:p><text:span text:style-name="T1">- Bloco main (tratamento): ok</text:span></text:p>
            <text:p><text:span text:style-name="T1">- Pelo menos duas exceções abaixo lançadas: ok</text:span></text:p>
            <text:p><text:span text:style-name="T1">.Exc – livro sem título:</text:span></text:p>
            <text:p><text:span text:style-name="T1">.Exc – ano do livro:</text:span></text:p>
            <text:p><text:span text:style-name="T1">.Exc – ISBN do livro:</text:span></text:p>
            <text:p><text:span text:style-name="T1">.Exc – cadastro de livro:</text:span></text:p>
            <text:p><text:span text:style-name="T1">.Exc – ISBN duplicado:</text:span></text:p>
            <text:p><text:span text:style-name="T1">-Exc – livro duplicado na biblioteca: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ATA JOHNATAN DANILO RELVA BRITO</text:p>
          </table:table-cell>
          <table:table-cell table:style-name="ce9"/>
          <table:table-cell table:number-columns-repeated="1022"/>
        </table:table-row>
        <table:table-row table:style-name="ro4">
          <table:table-cell table:style-name="ce3" office:value-type="string" calcext:value-type="string">
            <text:p>PAULO VICTOR RIBEIRO DE FREITAS DAMASCENO</text:p>
          </table:table-cell>
          <table:table-cell table:style-name="ce19" office:value-type="string" calcext:value-type="string">
            <text:p><text:span text:style-name="T1">- Classes de exceções: ok</text:span></text:p>
            <text:p><text:span text:style-name="T1">- Bloco main (tratamento): ok</text:span></text:p>
            <text:p><text:span text:style-name="T1">- Pelo menos duas exceções abaixo lançadas: ok</text:span></text:p>
            <text:p><text:span text:style-name="T1">.Exc – livro sem título:</text:span></text:p>
            <text:p><text:span text:style-name="T1">.Exc – ano do livro:</text:span></text:p>
            <text:p><text:span text:style-name="T1">.Exc – ISBN do livro:</text:span></text:p>
            <text:p><text:span text:style-name="T1">.Exc – cadastro de livro:</text:span></text:p>
            <text:p><text:span text:style-name="T1">.Exc – ISBN duplicado:</text:span></text:p>
            <text:p><text:span text:style-name="T1">-Exc – livro duplicado na biblioteca: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EDRO PAULO COSTA GUIMARÃES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3" office:value-type="string" calcext:value-type="string">
            <text:p>SAMANTHA COSTA</text:p>
          </table:table-cell>
          <table:table-cell table:style-name="ce19" office:value-type="string" calcext:value-type="string">
            <text:p>Programa igual ao de Lucas Rodrigo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VINICIUS BITTENCOURT DOS SANTOS PAGANO</text:p>
          </table:table-cell>
          <table:table-cell table:style-name="ce19" office:value-type="string" calcext:value-type="string">
            <text:p><text:span text:style-name="T1">- LeitorLivros – processa: ok</text:span></text:p>
            <text:p><text:span text:style-name="T1">- Adicionar apenas livros corretos: não funciona</text:span></text:p>
            <text:p><text:span text:style-name="T1">- Classes de exceções: ok</text:span></text:p>
            <text:p><text:span text:style-name="T1">- Bloco main (tratamento): ok</text:span></text:p>
            <text:p><text:span text:style-name="T1">- Pelo menos duas exceções abaixo lançadas: ok</text:span></text:p>
            <text:p><text:span text:style-name="T1">.Exc – livro sem título:</text:span></text:p>
            <text:p><text:span text:style-name="T1">.Exc – ano do livro:</text:span></text:p>
            <text:p><text:span text:style-name="T1">.Exc – ISBN do livro:</text:span></text:p>
            <text:p><text:span text:style-name="T1">.Exc – cadastro de livro:</text:span></text:p>
            <text:p><text:span text:style-name="T1">.Exc – ISBN duplicado:</text:span></text:p>
            <text:p><text:span text:style-name="T1">-Exc – livro duplicado na biblioteca: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WENDELL ELOI DA SILVA</text:p>
          </table:table-cell>
          <table:table-cell table:style-name="ce1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19" office:value-type="string" calcext:value-type="string">
            <text:p><text:span text:style-name="T1">- Classes de exceções: </text:span></text:p>
            <text:p><text:span text:style-name="T1">- Bloco main (tratamento): </text:span></text:p>
            <text:p><text:span text:style-name="T1">- Pelo menos duas exceções abaixo lançadas: </text:span></text:p>
            <text:p><text:span text:style-name="T1">.Exc – livro sem título:</text:span></text:p>
            <text:p><text:span text:style-name="T1">.Exc – ano do livro:</text:span></text:p>
            <text:p><text:span text:style-name="T1">.Exc – ISBN do livro:</text:span></text:p>
            <text:p><text:span text:style-name="T1">.Exc – cadastro de livro:</text:span></text:p>
            <text:p><text:span text:style-name="T1">.Exc – ISBN duplicado:</text:span></text:p>
            <text:p><text:span text:style-name="T1">-Exc – livro duplicado na biblioteca:</text:span></text:p>
          </table:table-cell>
          <table:table-cell table:number-columns-repeated="1023"/>
        </table:table-row>
        <table:table-row table:style-name="ro6">
          <table:table-cell table:style-name="ce21" office:value-type="string" calcext:value-type="string">
            <text:p><text:span text:style-name="T2">- LeitorLivros – processa:</text:span></text:p>
            <text:p><text:span text:style-name="T2">- Adicionar apenas livros corretos: </text:span></text:p>
          </table:table-cell>
          <table:table-cell table:number-columns-repeated="102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2" svg:font-family="'Liberation Sans'"/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7">
      <number:number number:decimal-places="1" loext:min-decimal-places="1" number:min-integer-digits="1"/>
    </number:number-style>
    <number:number-style style:name="N108">
      <number:number number:decimal-places="1" loext:min-decimal-places="1" number:min-integer-digits="1" number:grouping="true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 style:data-style-name="N2" text:time-value="19:29:54.45807650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/>
    <meta:creation-date>2021-01-25T15:05:35Z</meta:creation-date>
    <dc:date>2022-01-23T19:34:02.442914752</dc:date>
    <meta:editing-cycles>218</meta:editing-cycles>
    <meta:editing-duration>PT12H8M</meta:editing-duration>
    <meta:document-statistic meta:table-count="2" meta:cell-count="149" meta:object-count="0"/>
  </office:meta>
</office:document-meta>
</file>